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solid" draw:fill-color="#cc6633" draw:textarea-horizontal-align="justify" draw:textarea-vertical-align="middle" draw:auto-grow-height="false"/>
    </style:style>
    <style:style style:name="gr2" style:family="graphic" style:parent-style-name="standard">
      <style:graphic-properties svg:stroke-color="#ff6633" draw:fill="solid" draw:fill-color="#8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800000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ffffff"/>
    </style:style>
    <style:style style:name="P3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4cm" svg:height="5.4cm" svg:x="1.2cm" svg:y="22.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4cm" svg:height="5.4cm" svg:x="6.9cm" svg:y="15.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4cm" svg:height="5.4cm" svg:x="2cm" svg:y="8.8cm">
          <text:p text:style-name="P1">5</text:p>
          <text:p text:style-name="P1">New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5.4cm" svg:height="5.4cm" svg:x="10.6cm" svg:y="8.7cm">
          <text:p text:style-name="P2"><text:span text:style-name="T1">2</text:span></text:p>
          <text:p text:style-name="P2"><text:span text:style-name="T1">Removed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6.9cm" svg:y1="18.4cm" svg:x2="7.4cm" svg:y2="11.5cm" draw:start-shape="id1" draw:start-glue-point="6" draw:end-shape="id2" draw:end-glue-point="10" svg:d="m6900 18400c-751 0-501-3449 250-3449s1003-3451 250-3451" svg:viewBox="0 0 1409 6901">
          <text:p/>
        </draw:connector>
        <draw:connector draw:style-name="gr4" draw:text-style-name="P3" draw:layer="layout" draw:type="curve" svg:x1="10.6cm" svg:y1="11.4cm" svg:x2="12.3cm" svg:y2="18.4cm" draw:start-shape="id3" draw:start-glue-point="6" draw:end-shape="id1" draw:end-glue-point="10" svg:d="m10600 11400c-751 0-501 3501 850 3501s1603 3499 850 3499" svg:viewBox="0 0 2536 7001">
          <text:p/>
        </draw:connector>
        <draw:connector draw:style-name="gr5" draw:text-style-name="P3" draw:layer="layout" draw:type="curve" svg:x1="6.9cm" svg:y1="18.4cm" svg:x2="6.6cm" svg:y2="25.6cm" draw:start-shape="id1" draw:start-glue-point="6" draw:end-shape="id4" draw:end-glue-point="10" svg:d="m6900 18400c-751 0-501 3601-150 3601s603 3599-150 3599" svg:viewBox="0 0 680 7201">
          <text:p/>
        </draw:connector>
        <draw:connector draw:style-name="gr3" draw:text-style-name="P3" draw:layer="layout" draw:type="curve" svg:x1="2cm" svg:y1="11.5cm" svg:x2="5.81cm" svg:y2="23.69cm" draw:start-shape="id2" draw:start-glue-point="6" draw:end-shape="id4" draw:end-glue-point="11" svg:d="m2000 11500c-751 0-626 3526 514 4646s3296-164 3296 7544" svg:viewBox="0 0 4283 12191">
          <text:p/>
        </draw:connector>
        <draw:custom-shape draw:style-name="gr1" draw:text-style-name="P1" xml:id="id5" draw:id="id5" draw:layer="layout" svg:width="5.4cm" svg:height="5.4cm" svg:x="14.4cm" svg:y="1.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4.4cm" svg:y1="3.8cm" svg:x2="16cm" svg:y2="11.4cm" draw:start-shape="id5" draw:start-glue-point="6" draw:end-shape="id3" draw:end-glue-point="10" svg:d="m14400 3800c-751 0-501 3801 800 3801s1553 3799 800 3799" svg:viewBox="0 0 2442 7601">
          <text:p/>
        </draw:connector>
        <draw:connector draw:style-name="gr3" draw:text-style-name="P3" draw:layer="layout" draw:type="curve" svg:x1="14.4cm" svg:y1="3.8cm" svg:x2="9.6cm" svg:y2="15.7cm" draw:start-shape="id5" draw:start-glue-point="6" draw:end-shape="id1" draw:end-glue-point="4" svg:d="m14400 3800c-3200 0-4800 3966-4800 11900" svg:viewBox="0 0 4801 11901">
          <text:p/>
        </draw:connector>
        <draw:custom-shape draw:style-name="gr6" draw:text-style-name="P1" draw:layer="layout" svg:width="9.1cm" svg:height="3.2cm" svg:x="1.6cm" svg:y="1.5cm">
          <text:p text:style-name="P1">Node for order changes</text:p>
          <text:p text:style-name="P1">(useful for a binary search)</text:p>
          <text:p text:style-name="P1">{ Order: 1,3,5,4 }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1T12:52:31</meta:creation-date>
    <dc:date>2013-06-11T13:23:38</dc:date>
    <meta:editing-duration>PT15M54S</meta:editing-duration>
    <meta:editing-cycles>3</meta:editing-cycles>
    <meta:generator>LibreOffice/4.0.3.3$MacOSX_x86 LibreOffice_project/0eaa50a932c8f2199a615e1eb30f7ac74279539</meta:generator>
    <meta:document-statistic meta:object-count="12"/>
  </office:meta>
</office:document-meta>
</file>